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6pt" officeooo:rsid="0009585e" officeooo:paragraph-rsid="0009585e" style:font-size-asian="26pt" style:font-size-complex="26pt"/>
    </style:style>
    <style:style style:name="P2" style:family="paragraph" style:parent-style-name="Standard">
      <style:text-properties fo:font-size="26pt" officeooo:rsid="0009585e" officeooo:paragraph-rsid="0009585e" style:font-size-asian="26pt" style:font-size-complex="26pt"/>
    </style:style>
    <style:style style:name="P3" style:family="paragraph" style:parent-style-name="Standard">
      <style:text-properties fo:font-size="26pt" officeooo:rsid="0009587d" officeooo:paragraph-rsid="0009587d" style:font-size-asian="26pt" style:font-size-complex="26pt"/>
    </style:style>
    <style:style style:name="T1" style:family="text">
      <style:text-properties officeooo:rsid="000958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4"/>Mô tả code </text:p>
      <text:p text:style-name="P1">1. Ý nghĩa của các Class:</text:p>
      <text:p text:style-name="P1">Main: xử lý Intro,Game,Outro</text:p>
      <text:p text:style-name="P1">Data: load và lưu tất cả các các ảnh và <text:tab/>hoạt ảnh.</text:p>
      <text:p text:style-name="P1">Intro: giới thiệu game và start</text:p>
      <text:p text:style-name="P1">Animation: xử lý các hoạt ảnh</text:p>
      <text:p text:style-name="P1">Bug: đối tượng bug, tự động di chuyển theo map, bị chịu sát thương, gây sát thương khi vào trụ sở.</text:p>
      <text:p text:style-name="P1">Bullet: đối tượng viên đạn, bay theo lộ tình đã cài sẵn(được tính theo vị trí của người bắn và vị trí của bug) nếu chạm vào bug thì gây 2 dòng sát thương: sát thương thường phải trừ qua giáp của bug, sát thương chuẩn trừ thẳng vào máu sau đó set về vị trí bắn, nếu không chạm vào bug thì khi bay hết lộ trình cug set về vị <text:s/>trí bắn.</text:p>
      <text:p text:style-name="P1">Shooter: đối tượng chứa người bắn, và vector bullet, dựa vào <text:span text:style-name="T1">vị trị của bug shooter tự quay.</text:span></text:p>
      <text:p text:style-name="P3">Button: đối tượng kế thừa từ Sprite, có 2 chức năng là kiểm tra xem con trỏ có trỏ vào nút không và con trỏ có click vào nút không.</text:p>
      <text:p text:style-name="P3"><text:soft-page-break/>TableButton: đối tượng chưa tất cả các button,và chưa các information, máu của trụ sở.</text:p>
      <text:p text:style-name="P3"><text:s/>Outro: gameOver, có thể chơi lại.</text:p>
      <text:p text:style-name="P3">2. Hàm core:</text:p>
      <text:p text:style-name="P3"><text:tab/>Shooter: tự động quay và bắn bug</text:p>
      <text:p text:style-name="P3"><text:tab/>TableButton: set các sự kiện xảy ra trong game.</text:p>
      <text:p text:style-name="P1"/>
      <text:p text:style-name="P1"/>
      <text:p text:style-name="P1"><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21:29:14.673627892</meta:creation-date>
    <meta:editing-duration>PT8M33S</meta:editing-duration>
    <meta:editing-cycles>2</meta:editing-cycles>
    <meta:generator>LibreOffice/6.4.6.2$Linux_X86_64 LibreOffice_project/40$Build-2</meta:generator>
    <dc:date>2020-11-14T21:37:40.354839470</dc:date>
    <meta:document-statistic meta:table-count="0" meta:image-count="0" meta:object-count="0" meta:page-count="2" meta:paragraph-count="16" meta:word-count="220" meta:character-count="1065" meta:non-whitespace-character-count="829"/>
  </office:meta>
</office:document-meta>
</file>